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35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35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4-08-31" calcext:value-type="date">
            <text:p>31/08/2024</text:p>
          </table:table-cell>
          <table:table-cell table:style-name="ce41" office:value-type="string" calcext:value-type="string">
            <text:p>Mens. 08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0" calcext:value-type="float">
            <text:p>10,00</text:p>
          </table:table-cell>
          <table:table-cell table:style-name="ce36" office:value-type="date" office:date-value="2024-10-21" calcext:value-type="date">
            <text:p>21/10/2024</text:p>
          </table:table-cell>
          <table:table-cell table:style-name="ce43" table:formula="of:=[.C2]-[.F2]" office:value-type="float" office:value="70" calcext:value-type="float">
            <text:p>7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09-30" calcext:value-type="date">
            <text:p>30/09/2024</text:p>
          </table:table-cell>
          <table:table-cell table:style-name="ce41" office:value-type="string" calcext:value-type="string">
            <text:p>Mens. 09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50" calcext:value-type="float">
            <text:p>15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3]-[.F3]" office:value-type="float" office:value="-70" calcext:value-type="float">
            <text:p>(70,00)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0-31" calcext:value-type="date">
            <text:p>31/10/2024</text:p>
          </table:table-cell>
          <table:table-cell table:style-name="ce41" office:value-type="string" calcext:value-type="string">
            <text:p>Mens. 10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41" office:value-type="string" calcext:value-type="string">
            <text:p>Mens. 11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41" office:value-type="string" calcext:value-type="string">
            <text:p>Mens. 12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41" office:value-type="string" calcext:value-type="string">
            <text:p>Mens. 0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41" office:value-type="string" calcext:value-type="string">
            <text:p>Mens. 0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41" office:value-type="string" calcext:value-type="string">
            <text:p>Mens. 03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41" office:value-type="string" calcext:value-type="string">
            <text:p>Mens. 04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41" office:value-type="string" calcext:value-type="string">
            <text:p>Mens. 05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41" office:value-type="string" calcext:value-type="string">
            <text:p>Mens. 06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12]-[.F12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41" office:value-type="string" calcext:value-type="string">
            <text:p>Mens. 07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13]-[.F13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13])" office:value-type="float" office:value="160" calcext:value-type="float">
            <text:p>16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6.0524977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6.053541656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1:54Z</meta:creation-date>
    <dc:date>2025-08-01T14:40:26.383915923</dc:date>
    <meta:print-date>2021-02-03T10:36:46.531338502</meta:print-date>
    <meta:editing-cycles>716</meta:editing-cycles>
    <meta:editing-duration>PT16H41M26S</meta:editing-duration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